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ENDOZA MIRAVAL MARIA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571906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CH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099595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NDOZA MIRAVAL MARIA ESTH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571906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0 995 9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1/07/2021</text:p>
          </table:table-cell>
          <table:table-cell table:style-name="Tabla2.A3" office:value-type="string">
            <text:p text:style-name="P16">5562875</text:p>
          </table:table-cell>
          <table:table-cell table:style-name="Tabla2.D3" office:value-type="string">
            <text:p text:style-name="P17">1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1T18:40:0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